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izona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lanta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ltimore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ffalo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rolina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table:number-columns-repeated="2" office:value-type="float" office:value="2.7" calcext:value-type="float">
            <text:p>2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veland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ver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troit</text:p>
          </table:table-cell>
          <table:table-cell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ouston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cksonville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nsas City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ami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nesota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 Orleans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Giants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Y Jets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akland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iladelphia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Diego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 Francisco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attle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 Louis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mpa Bay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nessee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shington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